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9000001D6D36EB7565AB9C454.png" manifest:media-type="image/png"/>
  <manifest:file-entry manifest:full-path="Pictures/100002010000017A000001DEA91A6918F54EF1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9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393939" draw:textarea-horizontal-align="justify" draw:textarea-vertical-align="middle" draw:auto-grow-height="false" fo:min-height="9.91cm" fo:min-width="23.63cm"/>
    </style:style>
    <style:style style:name="gr5" style:family="graphic" style:parent-style-name="standard">
      <style:graphic-properties draw:fill-color="#393939" draw:textarea-horizontal-align="justify" draw:textarea-vertical-align="middle" draw:auto-grow-height="false" fo:min-height="9.402cm" fo:min-width="10.9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Sans Light" fo:font-size="96pt" fo:font-weight="normal" style:font-size-asian="96pt" style:font-weight-asian="normal" style:font-size-complex="96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393939"/>
      <style:paragraph-properties fo:text-align="center"/>
    </style:style>
    <style:style style:name="T1" style:family="text">
      <style:text-properties fo:color="#21409a" style:font-name="DejaVu Sans Light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style:font-name="DejaVu Sans Light" fo:font-size="96pt" fo:font-weight="normal" style:font-size-asian="96pt" style:font-weight-asian="normal" style:font-size-complex="96pt" style:font-weight-complex="normal"/>
    </style:style>
    <style:style style:name="T3" style:family="text">
      <style:text-properties fo:color="#376aff" style:font-name="DejaVu Sans Light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eeeeee" style:font-name="DejaVu Sans Light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41cm" svg:height="6.842cm" svg:x="2.598cm" svg:y="2.221cm">
          <draw:image xlink:href="Pictures/100002010000017A000001DEA91A6918F54EF1A4.png" xlink:type="simple" xlink:show="embed" xlink:actuate="onLoad">
            <text:p/>
          </draw:image>
        </draw:frame>
        <draw:frame draw:style-name="gr2" draw:text-style-name="P2" draw:layer="layout" svg:width="18.034cm" svg:height="8.141cm" svg:x="6.612cm" svg:y="5.601cm">
          <draw:text-box>
            <text:p><text:span text:style-name="T1">vtk</text:span><text:span text:style-name="T2">plot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4" draw:layer="layout" svg:width="24.13cm" svg:height="10.16cm" svg:x="1.524cm" svg:y="1.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232cm" svg:height="6.812cm" svg:x="2.85cm" svg:y="2.221cm">
          <draw:image xlink:href="Pictures/1000020100000169000001D6D36EB7565AB9C454.png" xlink:type="simple" xlink:show="embed" xlink:actuate="onLoad">
            <text:p/>
          </draw:image>
        </draw:frame>
        <draw:frame draw:style-name="gr2" draw:text-style-name="P2" draw:layer="layout" svg:width="18.034cm" svg:height="8.141cm" svg:x="6.612cm" svg:y="5.601cm">
          <draw:text-box>
            <text:p><text:span text:style-name="T3">vtk</text:span><text:span text:style-name="T4">plot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5.41cm" svg:height="6.842cm" svg:x="4.064cm" svg:y="2.54cm">
          <draw:image xlink:href="Pictures/100002010000017A000001DEA91A6918F54EF1A4.png" xlink:type="simple" xlink:show="embed" xlink:actuate="onLoad">
            <text:p/>
          </draw:image>
        </draw:frame>
        <draw:custom-shape draw:style-name="gr5" draw:text-style-name="P4" draw:layer="layout" svg:width="11.43cm" svg:height="9.652cm" svg:x="13.716cm" svg:y="3.5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232cm" svg:height="6.812cm" svg:x="17.018cm" svg:y="5.126cm">
          <draw:image xlink:href="Pictures/1000020100000169000001D6D36EB7565AB9C45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4:00:22.803801791</meta:creation-date>
    <dc:date>2019-05-24T19:51:28.684846429</dc:date>
    <meta:editing-duration>PT1M55S</meta:editing-duration>
    <meta:editing-cycles>3</meta:editing-cycles>
    <meta:generator>LibreOffice/6.0.7.3$Linux_X86_64 LibreOffice_project/00m0$Build-3</meta:generator>
    <meta:document-statistic meta:object-count="35"/>
  </office:meta>
</office:document-meta>
</file>